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may-break-between-rows="false" style:writing-mode="lr-tb"/>
    </style:style>
    <style:style style:name="Table2.A" style:family="table-column">
      <style:table-column-properties style:column-width="1.725in" style:rel-column-width="16324*"/>
    </style:style>
    <style:style style:name="Table2.B" style:family="table-column">
      <style:table-column-properties style:column-width="0.5944in" style:rel-column-width="5625*"/>
    </style:style>
    <style:style style:name="Table2.C" style:family="table-column">
      <style:table-column-properties style:column-width="0.5153in" style:rel-column-width="4876*"/>
    </style:style>
    <style:style style:name="Table2.D" style:family="table-column">
      <style:table-column-properties style:column-width="0.5722in" style:rel-column-width="5415*"/>
    </style:style>
    <style:style style:name="Table2.E" style:family="table-column">
      <style:table-column-properties style:column-width="1.359in" style:rel-column-width="12861*"/>
    </style:style>
    <style:style style:name="Table2.F" style:family="table-column">
      <style:table-column-properties style:column-width="2.159in" style:rel-column-width="20434*"/>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may-break-between-rows="false" style:writing-mode="lr-tb"/>
    </style:style>
    <style:style style:name="Table3.A" style:family="table-column">
      <style:table-column-properties style:column-width="1.725in" style:rel-column-width="16324*"/>
    </style:style>
    <style:style style:name="Table3.B" style:family="table-column">
      <style:table-column-properties style:column-width="0.5944in" style:rel-column-width="5625*"/>
    </style:style>
    <style:style style:name="Table3.C" style:family="table-column">
      <style:table-column-properties style:column-width="0.5153in" style:rel-column-width="4876*"/>
    </style:style>
    <style:style style:name="Table3.D" style:family="table-column">
      <style:table-column-properties style:column-width="0.5722in" style:rel-column-width="5415*"/>
    </style:style>
    <style:style style:name="Table3.E" style:family="table-column">
      <style:table-column-properties style:column-width="1.359in" style:rel-column-width="12861*"/>
    </style:style>
    <style:style style:name="Table3.F" style:family="table-column">
      <style:table-column-properties style:column-width="2.159in" style:rel-column-width="20434*"/>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5" style:family="paragraph" style:parent-style-name="Footer">
      <style:paragraph-properties>
        <style:tab-stops>
          <style:tab-stop style:position="2.8437in"/>
        </style:tab-stops>
      </style:paragraph-properties>
    </style:style>
    <style:style style:name="P6" style:family="paragraph" style:parent-style-name="Header">
      <style:paragraph-properties fo:margin-left="0.0618in" fo:margin-right="0.0618in" fo:margin-top="0in" fo:margin-bottom="0.1181in" style:contextual-spacing="false" fo:text-align="center" style:justify-single-word="false" fo:orphans="2" fo:widows="2" fo:text-indent="0in" style:auto-text-indent="false" text:number-lines="false" text:line-number="0" style:snap-to-layout-grid="false" style:writing-mode="lr-tb">
        <style:tab-stops>
          <style:tab-stop style:position="3in" style:type="center"/>
          <style:tab-stop style:position="6in" style:type="right"/>
        </style:tab-stops>
      </style:paragraph-properties>
      <style:text-properties style:font-name="Arial1" fo:font-size="16pt" fo:font-weight="bold" style:font-size-asian="16pt" style:font-weight-asian="bold" style:font-size-complex="16pt" style:font-weight-complex="bold"/>
    </style:style>
    <style:style style:name="P7" style:family="paragraph" style:parent-style-name="Header">
      <style:paragraph-properties fo:margin-left="0.0618in" fo:margin-right="0.0618in" fo:margin-top="0in" fo:margin-bottom="0.1181in" style:contextual-spacing="false" fo:text-align="center" style:justify-single-word="false" fo:orphans="2" fo:widows="2" fo:text-indent="0in" style:auto-text-indent="false" text:number-lines="false" text:line-number="0" style:snap-to-layout-grid="false" style:writing-mode="lr-tb">
        <style:tab-stops>
          <style:tab-stop style:position="3in" style:type="center"/>
          <style:tab-stop style:position="6in" style:type="right"/>
        </style:tab-stops>
      </style:paragraph-properties>
      <style:text-properties style:font-name="Arial1" fo:font-size="14pt" fo:font-weight="bold" style:font-size-asian="14pt" style:font-weight-asian="bold" style:font-size-complex="14pt" style:font-weight-complex="bold"/>
    </style:style>
    <style:style style:name="P8" style:family="paragraph" style:parent-style-name="Header">
      <style:paragraph-properties fo:margin-left="0.0618in" fo:margin-right="0.0618in" fo:margin-top="0in" fo:margin-bottom="0.1181in" style:contextual-spacing="false" fo:text-align="center" style:justify-single-word="false" fo:orphans="2" fo:widows="2" fo:text-indent="0in" style:auto-text-indent="false" text:number-lines="false" text:line-number="0" style:snap-to-layout-grid="false" style:writing-mode="lr-tb">
        <style:tab-stops>
          <style:tab-stop style:position="3in" style:type="center"/>
          <style:tab-stop style:position="6in" style:type="right"/>
        </style:tab-stops>
      </style:paragraph-properties>
      <style:text-properties style:font-name="Arial1" fo:font-size="14pt" fo:font-weight="bold" officeooo:rsid="0021f87c" officeooo:paragraph-rsid="0021f87c" style:font-size-asian="14pt" style:font-weight-asian="bold" style:font-size-complex="14pt" style:font-weight-complex="bold"/>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Table_20_Contents">
      <style:paragraph-properties fo:margin-top="0in" fo:margin-bottom="0in" style:contextual-spacing="false" fo:text-align="center" style:justify-single-word="false"/>
      <style:text-properties fo:font-weight="bold" officeooo:paragraph-rsid="0011bbee" style:font-weight-asian="bold" style:font-weight-complex="bold"/>
    </style:style>
    <style:style style:name="P11" style:family="paragraph" style:parent-style-name="Table_20_Contents">
      <style:paragraph-properties fo:margin-top="0in" fo:margin-bottom="0in" style:contextual-spacing="false" fo:text-align="center" style:justify-single-word="false"/>
      <style:text-properties officeooo:paragraph-rsid="0011bbee"/>
    </style:style>
    <style:style style:name="P12" style:family="paragraph" style:parent-style-name="Table_20_Contents">
      <style:paragraph-properties fo:margin-top="0in" fo:margin-bottom="0in" style:contextual-spacing="false" fo:text-align="start" style:justify-single-word="false"/>
      <style:text-properties officeooo:rsid="0011bbee" officeooo:paragraph-rsid="0011bbee"/>
    </style:style>
    <style:style style:name="P13" style:family="paragraph" style:parent-style-name="Table_20_Contents">
      <style:paragraph-properties fo:margin-top="0in" fo:margin-bottom="0in" style:contextual-spacing="false" fo:text-align="center" style:justify-single-word="false"/>
      <style:text-properties officeooo:rsid="0011bbee" officeooo:paragraph-rsid="0011bbee"/>
    </style:style>
    <style:style style:name="P14" style:family="paragraph" style:parent-style-name="Table_20_Contents">
      <style:paragraph-properties fo:margin-top="0in" fo:margin-bottom="0in" style:contextual-spacing="false" fo:text-align="center" style:justify-single-word="false"/>
      <style:text-properties officeooo:rsid="0017d1d8" officeooo:paragraph-rsid="0017d1d8"/>
    </style:style>
    <style:style style:name="P15" style:family="paragraph" style:parent-style-name="Standard">
      <style:text-properties officeooo:rsid="000f4fca" officeooo:paragraph-rsid="000f4fca"/>
    </style:style>
    <style:style style:name="P16" style:family="paragraph" style:parent-style-name="Standard">
      <style:text-properties officeooo:rsid="000ff78b" officeooo:paragraph-rsid="000ff78b"/>
    </style:style>
    <style:style style:name="P17" style:family="paragraph" style:parent-style-name="Standard">
      <style:text-properties officeooo:paragraph-rsid="000ff78b"/>
    </style:style>
    <style:style style:name="P18" style:family="paragraph" style:parent-style-name="Standard">
      <style:text-properties officeooo:paragraph-rsid="0011bbee"/>
    </style:style>
    <style:style style:name="P19" style:family="paragraph" style:parent-style-name="Standard">
      <style:text-properties officeooo:rsid="0011bbee" officeooo:paragraph-rsid="0011bbee"/>
    </style:style>
    <style:style style:name="P20" style:family="paragraph" style:parent-style-name="Standard">
      <style:text-properties officeooo:rsid="0011bbee" officeooo:paragraph-rsid="00128499"/>
    </style:style>
    <style:style style:name="P21" style:family="paragraph" style:parent-style-name="Standard">
      <style:text-properties officeooo:rsid="00128499" officeooo:paragraph-rsid="00128499"/>
    </style:style>
    <style:style style:name="P22" style:family="paragraph" style:parent-style-name="Standard">
      <style:text-properties officeooo:rsid="0013e42c" officeooo:paragraph-rsid="0013e42c"/>
    </style:style>
    <style:style style:name="P23" style:family="paragraph" style:parent-style-name="Standard">
      <style:text-properties officeooo:rsid="0013e42c" officeooo:paragraph-rsid="001694c1"/>
    </style:style>
    <style:style style:name="P24" style:family="paragraph" style:parent-style-name="Standard">
      <style:text-properties officeooo:rsid="001694c1" officeooo:paragraph-rsid="001694c1"/>
    </style:style>
    <style:style style:name="P25" style:family="paragraph" style:parent-style-name="Standard">
      <style:text-properties officeooo:paragraph-rsid="0017d1d8"/>
    </style:style>
    <style:style style:name="P26" style:family="paragraph" style:parent-style-name="Contents_20_2">
      <style:paragraph-properties>
        <style:tab-stops>
          <style:tab-stop style:position="6.9252in" style:type="right" style:leader-style="dotted" style:leader-text="."/>
        </style:tab-stops>
      </style:paragraph-properties>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Heading_20_2">
      <style:text-properties officeooo:rsid="0011bbee" officeooo:paragraph-rsid="0011bbee"/>
    </style:style>
    <style:style style:name="P29" style:family="paragraph" style:parent-style-name="Heading_20_2">
      <style:text-properties officeooo:rsid="001694c1" officeooo:paragraph-rsid="001694c1"/>
    </style:style>
    <style:style style:name="P30" style:family="paragraph" style:parent-style-name="Heading_20_2">
      <style:text-properties officeooo:rsid="00128499" officeooo:paragraph-rsid="00128499"/>
    </style:style>
    <style:style style:name="P31" style:family="paragraph" style:parent-style-name="Heading_20_1">
      <style:text-properties officeooo:paragraph-rsid="0011bbee"/>
    </style:style>
    <style:style style:name="P32" style:family="paragraph" style:parent-style-name="Heading_20_1">
      <style:text-properties officeooo:rsid="00128499" officeooo:paragraph-rsid="00128499"/>
    </style:style>
    <style:style style:name="P33" style:family="paragraph" style:parent-style-name="Heading_20_1">
      <style:text-properties officeooo:rsid="00157281" officeooo:paragraph-rsid="00157281"/>
    </style:style>
    <style:style style:name="P34" style:family="paragraph" style:parent-style-name="Heading_20_1" style:master-page-name="First_20_Page">
      <style:paragraph-properties style:page-number="auto"/>
    </style:style>
    <style:style style:name="P35" style:family="paragraph" style:parent-style-name="Standard" style:list-style-name="L3">
      <style:text-properties officeooo:paragraph-rsid="000ff78b"/>
    </style:style>
    <style:style style:name="P36" style:family="paragraph" style:parent-style-name="Standard" style:list-style-name="L3">
      <style:text-properties officeooo:rsid="000ff78b" officeooo:paragraph-rsid="000ff78b"/>
    </style:style>
    <style:style style:name="P37" style:family="paragraph" style:parent-style-name="Standard" style:list-style-name="L4">
      <style:text-properties officeooo:paragraph-rsid="00128499"/>
    </style:style>
    <style:style style:name="P38" style:family="paragraph" style:parent-style-name="Standard" style:list-style-name="L4">
      <style:text-properties officeooo:rsid="00128499" officeooo:paragraph-rsid="00128499"/>
    </style:style>
    <style:style style:name="P39" style:family="paragraph">
      <style:paragraph-properties style:writing-mode="lr-tb"/>
    </style:style>
    <style:style style:name="P4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8d6c9" style:font-size-asian="8pt" style:font-size-complex="8pt"/>
    </style:style>
    <style:style style:name="T4" style:family="text">
      <style:text-properties fo:font-size="9pt" style:font-size-asian="9pt"/>
    </style:style>
    <style:style style:name="T5" style:family="text">
      <style:text-properties officeooo:rsid="000ff78b"/>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officeooo:rsid="000ff78b"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officeooo:rsid="0011bbee"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officeooo:rsid="001e8346" style:font-name-asian="Times New Roman" style:font-size-asian="12pt" style:font-name-complex="Times New Roman" style:font-size-complex="12pt" style:language-complex="ar" style:country-complex="SA"/>
    </style:style>
    <style:style style:name="T10" style:family="text">
      <style:text-properties officeooo:rsid="0011bbee"/>
    </style:style>
    <style:style style:name="T11" style:family="text">
      <style:text-properties officeooo:rsid="0013e42c"/>
    </style:style>
    <style:style style:name="T12" style:family="text">
      <style:text-properties officeooo:rsid="00157281"/>
    </style:style>
    <style:style style:name="T13" style:family="text">
      <style:text-properties officeooo:rsid="00160b3f"/>
    </style:style>
    <style:style style:name="T14" style:family="text">
      <style:text-properties officeooo:rsid="001694c1"/>
    </style:style>
    <style:style style:name="T15" style:family="text">
      <style:text-properties officeooo:rsid="001845e2"/>
    </style:style>
    <style:style style:name="T16" style:family="text">
      <style:text-properties officeooo:rsid="001a7b48"/>
    </style:style>
    <style:style style:name="T17" style:family="text">
      <style:text-properties officeooo:rsid="001b1548"/>
    </style:style>
    <style:style style:name="T18" style:family="text">
      <style:text-properties officeooo:rsid="0024f28e"/>
    </style:style>
    <style:style style:name="T19" style:family="text"/>
    <style:style style:name="T20"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Introduction (Informative)</text:h>
      <text:p text:style-name="P15">Th<text:span text:style-name="T15">is</text:span> document defines <text:span text:style-name="T18">the OpenLCB Simple Node Information Protocol, a</text:span> light-weight method to request identification information from an OpenLCB node. The information returned is a few specific human-readable strings that allow the user to recognize the particular node, as well as supplying data to user interfaces to represent nodes.</text:p>
      <text:h text:style-name="Heading_20_1" text:outline-level="1">Intended Use (Informative)</text:h>
      <text:p text:style-name="P15">This Standard defines an optional protocol. Nodes may, but are not required to, implement this protocol.</text:p>
      <text:p text:style-name="P15">The protocol does not depend on any transport layer protocol (such as datagrams or streams), thus the simplicity and low complexity makes it ideally suited to implement even in smaller nodes, such as simple nodes.</text:p>
      <text:p text:style-name="P15">A typical use of this protocol is for network browsers and configuration tools, which present the entire network with all its nodes to the user. When the user selects a node from a list, the human-readable strings as returned by this protocol could be used to represent the node instead of the 48-bit unique node ID.</text:p>
      <text:p text:style-name="P16">Other nodes which have a user interface for selecting other nodes for interaction (e.g. a throttle selecting a train to operate) may also use the data supplied by this protocol to display to the user the selected or selectable nodes.</text:p>
      <text:h text:style-name="Heading_20_1" text:outline-level="1">References and Context (Normative)</text:h>
      <text:p text:style-name="P17">This is in the context of the following OpenLCB Standards:</text:p>
      <text:list xml:id="list8955906564263154647" text:style-name="L3">
        <text:list-item>
          <text:p text:style-name="P35">The <text:span text:style-name="T5">OpenLCB </text:span>Message Network Standard, w<text:span text:style-name="T6">hich defines the basic messages and how they interact, </text:span><text:span text:style-name="T7">as well as how the messages are represented on a CAN network, including how to transport long messages in multiple CAN frames. The Message Network Standard also specifies the Protocol Support Inquiry and Protocol Support Reply messages, which are referenced here.</text:span></text:p>
        </text:list-item>
        <text:list-item>
          <text:p text:style-name="P36"><text:span text:style-name="T7">T</text:span><text:span text:style-name="T6">he OpenLCB </text:span><text:span text:style-name="T8">Memory Configuration Protocol may be used alternatively to request overlapping or identical information from a node as provided by this standard. The OpenLCB Configuration Description Information Standard defines how to interpret the configuration information. A specific option is ACDI, which, if present gives access to </text:span><text:soft-page-break/><text:span text:style-name="T8">the same information as the Simple Node Information Protocol via the Memory Configuration Protocol, </text:span><text:span text:style-name="T9">but can also be used to change the user-provided information.</text:span></text:p>
        </text:list-item>
      </text:list>
      <text:h text:style-name="P31" text:outline-level="1"><text:span text:style-name="T10">Message Formats</text:span> (Normative)</text:h>
      <text:h text:style-name="P28" text:outline-level="2">Simple Node Information Request</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0">Name</text:p>
          </table:table-cell>
          <table:table-cell table:style-name="Table2.A1" office:value-type="string">
            <text:p text:style-name="P10">Simple Node </text:p>
          </table:table-cell>
          <table:table-cell table:style-name="Table2.A1" office:value-type="string">
            <text:p text:style-name="P10">Dest ID</text:p>
          </table:table-cell>
          <table:table-cell table:style-name="Table2.A1" office:value-type="string">
            <text:p text:style-name="P10">Event ID</text:p>
          </table:table-cell>
          <table:table-cell table:style-name="Table2.A1" office:value-type="string">
            <text:p text:style-name="P10">Common</text:p>
            <text:p text:style-name="P10">MTI</text:p>
          </table:table-cell>
          <table:table-cell table:style-name="Table2.F1" office:value-type="string">
            <text:p text:style-name="P10">Data Content</text:p>
          </table:table-cell>
        </table:table-row>
        <table:table-row>
          <table:table-cell table:style-name="Table2.A2" office:value-type="string">
            <text:p text:style-name="P12">Simple Node Information Request</text:p>
          </table:table-cell>
          <table:table-cell table:style-name="Table2.A2" office:value-type="string">
            <text:p text:style-name="P11">N</text:p>
          </table:table-cell>
          <table:table-cell table:style-name="Table2.A2" office:value-type="string">
            <text:p text:style-name="P13">Y</text:p>
          </table:table-cell>
          <table:table-cell table:style-name="Table2.A2" office:value-type="string">
            <text:p text:style-name="P11">N</text:p>
          </table:table-cell>
          <table:table-cell table:style-name="Table2.A2" office:value-type="string">
            <text:p text:style-name="P11">0x0<text:span text:style-name="T10">DE8</text:span></text:p>
          </table:table-cell>
          <table:table-cell table:style-name="Table2.F2" office:value-type="string">
            <text:p text:style-name="P14">none</text:p>
          </table:table-cell>
        </table:table-row>
      </table:table>
      <text:p text:style-name="P18"/>
      <text:p text:style-name="P19">This message requests the destination node to send the Simple Node Information data to the source node.</text:p>
      <text:h text:style-name="P28" text:outline-level="2">Simple Node Information Reply</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0">Name</text:p>
          </table:table-cell>
          <table:table-cell table:style-name="Table3.A1" office:value-type="string">
            <text:p text:style-name="P10">Simple Node </text:p>
          </table:table-cell>
          <table:table-cell table:style-name="Table3.A1" office:value-type="string">
            <text:p text:style-name="P10">Dest ID</text:p>
          </table:table-cell>
          <table:table-cell table:style-name="Table3.A1" office:value-type="string">
            <text:p text:style-name="P10">Event ID</text:p>
          </table:table-cell>
          <table:table-cell table:style-name="Table3.A1" office:value-type="string">
            <text:p text:style-name="P10">Common</text:p>
            <text:p text:style-name="P10">MTI</text:p>
          </table:table-cell>
          <table:table-cell table:style-name="Table3.F1" office:value-type="string">
            <text:p text:style-name="P10">Data Content</text:p>
          </table:table-cell>
        </table:table-row>
        <table:table-row>
          <table:table-cell table:style-name="Table3.A2" office:value-type="string">
            <text:p text:style-name="P12">Simple Node Information Reply</text:p>
          </table:table-cell>
          <table:table-cell table:style-name="Table3.A2" office:value-type="string">
            <text:p text:style-name="P11">N</text:p>
          </table:table-cell>
          <table:table-cell table:style-name="Table3.A2" office:value-type="string">
            <text:p text:style-name="P13">Y</text:p>
          </table:table-cell>
          <table:table-cell table:style-name="Table3.A2" office:value-type="string">
            <text:p text:style-name="P11">N</text:p>
          </table:table-cell>
          <table:table-cell table:style-name="Table3.A2" office:value-type="string">
            <text:p text:style-name="P11">0x0<text:span text:style-name="T10">A08</text:span></text:p>
          </table:table-cell>
          <table:table-cell table:style-name="Table3.F2" office:value-type="string">
            <text:p text:style-name="P13">payload bytes</text:p>
          </table:table-cell>
        </table:table-row>
      </table:table>
      <text:p text:style-name="P18"/>
      <text:p text:style-name="P19">This reply carries the Simple Node Information payload from the target node to the requesting node.</text:p>
      <text:p text:style-name="P20"/>
      <text:h text:style-name="P31" text:outline-level="1"><text:bookmark-start text:name="__RefHeading__15669_44339546"/><text:span text:style-name="T10">Payload Format</text:span> (Normative)<text:bookmark-end text:name="__RefHeading__15669_44339546"/></text:h>
      <text:h text:style-name="Heading_20_2" text:outline-level="2"><text:bookmark-start text:name="__RefHeading__15765_44339546"/>Format<text:bookmark-end text:name="__RefHeading__15765_44339546"/></text:h>
      <text:p text:style-name="P21">The reply payload is a sequence of bytes which is a concatenation of the following entries without any separator. The entries are of fixed or variable length.</text:p>
      <text:list xml:id="list3300240517475098103" text:style-name="L4">
        <text:list-item>
          <text:p text:style-name="P37">The byte <text:span text:style-name="T13">0x0</text:span>1 <text:span text:style-name="T14">or 0x04 </text:span>to indicate the version of the following content</text:p>
        </text:list-item>
        <text:list-item>
          <text:p text:style-name="P37">A null-terminated string for manufacturer name of no more than 41 bytes including terminating null.</text:p>
        </text:list-item>
        <text:list-item>
          <text:p text:style-name="P37">A null-terminated string for node model name of no more than 41 bytes including terminating null.</text:p>
        </text:list-item>
        <text:list-item>
          <text:p text:style-name="P37">A null-terminated string for node hardware version of no more than 21 bytes including terminating null.</text:p>
        </text:list-item>
        <text:list-item>
          <text:p text:style-name="P37">A null-terminated string for node software version of no more than 21 bytes including terminating null.</text:p>
        </text:list-item>
        <text:list-item>
          <text:p text:style-name="P37"><text:soft-page-break/>The byte <text:span text:style-name="T13">0x0</text:span>1 <text:span text:style-name="T14">or 0x02 </text:span>to indicate the version of the following content</text:p>
        </text:list-item>
        <text:list-item>
          <text:p text:style-name="P37">A null-terminated string for user-provided node name of no more than 63 bytes including terminating null.</text:p>
        </text:list-item>
        <text:list-item>
          <text:p text:style-name="P38">A null-terminated string for user-provided node description of no more than 64 bytes including terminating null.</text:p>
        </text:list-item>
      </text:list>
      <text:h text:style-name="P29" text:outline-level="2">Versioning</text:h>
      <text:p text:style-name="P24">Future versions of this standard may extend the number of null-terminated strings in each of the two sections. In such case the version number at the beginning of the sections will be set to the number of null-terminated strings presented in the particular section.</text:p>
      <text:p text:style-name="P24">Nodes must therefore accept data with either <text:span text:style-name="T17">of the </text:span>version numbers as presented in Section <text:a xlink:type="simple" xlink:href="#5.1.Format|outline">#</text:a><text:a xlink:type="simple" xlink:href="#5.1.Format|outline"><text:bookmark-ref text:reference-format="number-all-superior" text:ref-name="__RefHeading__15765_44339546">5.1</text:bookmark-ref></text:a><text:a xlink:type="simple" xlink:href="#5.1.Format|outline"> Format</text:a>.</text:p>
      <text:h text:style-name="P32" text:outline-level="1">Interactions (Normative)</text:h>
      <text:h text:style-name="Heading_20_2" text:outline-level="2">Discovery</text:h>
      <text:p text:style-name="P21">If a node supports the Simple Node Information Protocol, then <text:span text:style-name="T11">the node</text:span> must indicate <text:span text:style-name="T11">so</text:span> in the Protocol Support Reply message as defined by the OpenLCB Message Network Standard.</text:p>
      <text:h text:style-name="P30" text:outline-level="2">Request and reply</text:h>
      <text:p text:style-name="P23">The requesting node sends a Simple Node Information Request message addressed to the destination node. The destination node should reply with one or more messages, each possibly being in one or more parts (frames), whose data content concatenated forms the payload, as defined in <text:span text:style-name="T14">Section</text:span> <text:a xlink:type="simple" xlink:href="#5.1.Format|outline"><text:span text:style-name="T14">#</text:span></text:a><text:a xlink:type="simple" xlink:href="#5.1.Format|outline"><text:span text:style-name="T14"><text:bookmark-ref text:reference-format="number-all-superior" text:ref-name="__RefHeading__15765_44339546">5.1</text:bookmark-ref></text:span></text:a><text:a xlink:type="simple" xlink:href="#5.1.Format|outline"><text:span text:style-name="T14"> Format</text:span></text:a><text:span text:style-name="T14">.</text:span></text:p>
      <text:p text:style-name="P22">Nodes implementing the Simple Node Information Protocol should prefer sending the reply in one message in multiple <text:span text:style-name="T16">frames</text:span> instead of sending multiple messages. Nodes requesting must be able to process replies arriving in one or more messages, each having single or multiple <text:span text:style-name="T16">frames</text:span>.</text:p>
      <text:p text:style-name="P22">Nodes requesting data via the Simple Node Information Request message must wait for the entire reply to arrive before sending another Simple Node Information Request to the same destination node.</text:p>
      <text:h text:style-name="Heading_20_2" text:outline-level="2">Stability</text:h>
      <text:p text:style-name="P22">The information presented in the Simple Node Information Reply has to be constant. If the information changes, the node must enter Initialized state again and send out a Node Initialization Complete message (as defined by the OpenLCB Message Network Standard) to inform nodes that the information they may have cached needs to be refreshed.</text:p>
      <text:h text:style-name="P33" text:outline-level="1">CAN Adaptation (Normative)</text:h>
      <text:p text:style-name="P25"><text:span text:style-name="T12">There are no specific provisions for CAN transport. The messages are formatted on CAN transport as defined for generic addressed messages in the OpenLCB Message Network Standard. In particular, </text:span><text:soft-page-break/><text:span text:style-name="T12">refer to the encoding of the nibble 'f' in the first data byte on CAN representing how individual frames of longer messages have to be encoded.</text:span></text:p>
      <text:p text:style-name="P2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7"><text:s/>1 Introduction (Informative)<text:tab/>1</text:p>
          <text:p text:style-name="P27"><text:s/>2 Intended Use (Informative)<text:tab/>1</text:p>
          <text:p text:style-name="P27"><text:s/>3 References and Context (Normative)<text:tab/>1</text:p>
          <text:p text:style-name="P27"><text:s/>4 Message Formats (Normative)<text:tab/>2</text:p>
          <text:p text:style-name="P26"><text:s/>4.1 Simple Node Information Request<text:tab/>2</text:p>
          <text:p text:style-name="P26"><text:s/>4.2 Simple Node Information Reply<text:tab/>2</text:p>
          <text:p text:style-name="P27"><text:s/>5 Payload Format (Normative)<text:tab/>2</text:p>
          <text:p text:style-name="P26"><text:s/>5.1 Format<text:tab/>2</text:p>
          <text:p text:style-name="P26"><text:s/>5.2 Versioning<text:tab/>3</text:p>
          <text:p text:style-name="P27"><text:s/>6 Interactions (Normative)<text:tab/>3</text:p>
          <text:p text:style-name="P26"><text:s/>6.1 Discovery<text:tab/>3</text:p>
          <text:p text:style-name="P26"><text:s/>6.2 Request and reply<text:tab/>3</text:p>
          <text:p text:style-name="P26"><text:s/>6.3 Stability<text:tab/>3</text:p>
          <text:p text:style-name="P27"><text:s/>7 CAN Adaptation (Normative)<text:tab/>3</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69in" fo:margin-left="0.1833in" fo:margin-right="0.0097in" table:align="margins" style:writing-mode="lr-tb"/>
    </style:style>
    <style:style style:name="Table1.A" style:family="table-column">
      <style:table-column-properties style:column-width="3.3111in" style:rel-column-width="34405*"/>
    </style:style>
    <style:style style:name="Table1.B" style:family="table-column">
      <style:table-column-properties style:column-width="0.0604in" style:rel-column-width="627*"/>
    </style:style>
    <style:style style:name="Table1.C" style:family="table-column">
      <style:table-column-properties style:column-width="1.6285in" style:rel-column-width="16921*"/>
    </style:style>
    <style:style style:name="Table1.D" style:family="table-column">
      <style:table-column-properties style:column-width="1.3069in" style:rel-column-width="13582*"/>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left="0.0618in" fo:margin-right="0.0618in" fo:margin-top="0in" fo:margin-bottom="0.1181in" style:contextual-spacing="false" fo:text-align="center" style:justify-single-word="false" fo:orphans="2" fo:widows="2" fo:text-indent="0in" style:auto-text-indent="false" text:number-lines="false" text:line-number="0" style:snap-to-layout-grid="false" style:writing-mode="lr-tb">
        <style:tab-stops>
          <style:tab-stop style:position="3in" style:type="center"/>
          <style:tab-stop style:position="6in" style:type="right"/>
        </style:tab-stops>
      </style:paragraph-properties>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margin-left="0.0618in" fo:margin-right="0.0618in" fo:margin-top="0in" fo:margin-bottom="0.1181in" style:contextual-spacing="false" fo:text-align="center" style:justify-single-word="false" fo:orphans="2" fo:widows="2" fo:text-indent="0in" style:auto-text-indent="false" text:number-lines="false" text:line-number="0" style:snap-to-layout-grid="false" style:writing-mode="lr-tb">
        <style:tab-stops>
          <style:tab-stop style:position="3in" style:type="center"/>
          <style:tab-stop style:position="6in" style:type="right"/>
        </style:tab-stops>
      </style:paragraph-properties>
      <style:text-properties style:font-name="Arial1" fo:font-size="14pt" fo:font-weight="bold" style:font-size-asian="14pt" style:font-weight-asian="bold" style:font-size-complex="14pt" style:font-weight-complex="bold"/>
    </style:style>
    <style:style style:name="MP9" style:family="paragraph" style:parent-style-name="Header">
      <style:paragraph-properties fo:margin-left="0.0618in" fo:margin-right="0.0618in" fo:margin-top="0in" fo:margin-bottom="0.1181in" style:contextual-spacing="false" fo:text-align="center" style:justify-single-word="false" fo:orphans="2" fo:widows="2" fo:text-indent="0in" style:auto-text-indent="false" text:number-lines="false" text:line-number="0" style:snap-to-layout-grid="false" style:writing-mode="lr-tb">
        <style:tab-stops>
          <style:tab-stop style:position="3in" style:type="center"/>
          <style:tab-stop style:position="6in" style:type="right"/>
        </style:tab-stops>
      </style:paragraph-properties>
      <style:text-properties style:font-name="Arial1" fo:font-size="14pt" fo:font-weight="bold" officeooo:rsid="0021f87c" officeooo:paragraph-rsid="0021f87c" style:font-size-asian="14pt" style:font-weight-asian="bold" style:font-size-complex="14pt" style:font-weight-complex="bold"/>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8pt" officeooo:rsid="0018d6c9"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098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text:title>OpenLCB Simple Node Information Protocol Standard</text:title><draw:custom-shape text:anchor-type="char" draw:z-index="3"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2--</text:span></text:span><text:span text:style-name="Page_20_Number"><text:span text:style-name="MT3">2015</text:span></text:span><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4</text:page-count></text:span></text:span><text:span text:style-name="Page_20_Number"><text:span text:style-name="MT2"> - </text:span></text:span><text:span text:style-name="Page_20_Number"><text:span text:style-name="MT2"><text:date style:data-style-name="N75" text:date-value="2015-02-08T23:42:42.136052758">Feb 8,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1049923447069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4"><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Simple Node Informa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08T23:42:42.140751862">Feb 8, 2015</text:date></text:p>
            </table:table-cell>
            <table:table-cell table:style-name="Table1.C1" office:value-type="string">
              <text:p text:style-name="MP9">In Review</text:p>
            </table:table-cell>
          </table:table-row>
        </table:table>
        <text:p text:style-name="Header"/>
      </style:header>
      <style:footer>
        <text:p text:style-name="Text_20_body"><text:span text:style-name="Page_20_Number"><text:span text:style-name="MT2">Copyright 2012--</text:span></text:span><text:span text:style-name="Page_20_Number"><text:span text:style-name="MT3">2015</text:span></text:span><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4</text:page-count></text:span></text:span><text:span text:style-name="Page_20_Number"><text:span text:style-name="MT5"> - </text:span></text:span><text:span text:style-name="Page_20_Number"><text:span text:style-name="MT2"><text:date style:data-style-name="N75" text:date-value="2015-02-08T23:42:42.143053323">Feb 8, 2015</text:date></text:span></text:span></text:p>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Simple Node Information Protocol Standard</dc:title>
    <meta:initial-creator>Alex Shepherd</meta:initial-creator>
    <meta:creation-date>2009-01-22T07:11:27</meta:creation-date>
    <meta:editing-cycles>95</meta:editing-cycles>
    <meta:editing-duration>PT15H48M28S</meta:editing-duration>
    <meta:generator>LibreOffice/4.2.7.2$Linux_X86_64 LibreOffice_project/420m0$Build-2</meta:generator>
    <dc:date>2015-02-08T23:42:42.050737228</dc:date>
    <dc:creator>Balazs Racz</dc:creator>
    <meta:document-statistic meta:table-count="3" meta:image-count="1" meta:object-count="0" meta:page-count="4" meta:paragraph-count="89" meta:word-count="1053" meta:character-count="6561" meta:non-whitespace-character-count="5579"/>
    <meta:user-defined meta:name="Info 1"/>
    <meta:user-defined meta:name="Info 2"/>
    <meta:user-defined meta:name="Info 3"/>
    <meta:user-defined meta:name="Info 4"/>
  </office:meta>
</office:document-meta>
</file>